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paragraph-properties fo:line-height="100%"/>
      <style:text-properties officeooo:rsid="04af6545" officeooo:paragraph-rsid="04af6545"/>
    </style:style>
    <style:style style:name="P4" style:family="paragraph" style:parent-style-name="Heading_20_2">
      <style:text-properties officeooo:paragraph-rsid="0696a3d1"/>
    </style:style>
    <style:style style:name="P5" style:family="paragraph" style:parent-style-name="Heading_20_2">
      <style:text-properties officeooo:paragraph-rsid="069b8824"/>
    </style:style>
    <style:style style:name="P6" style:family="paragraph" style:parent-style-name="Heading_20_2">
      <style:text-properties officeooo:paragraph-rsid="069f2fb2"/>
    </style:style>
    <style:style style:name="P7" style:family="paragraph" style:parent-style-name="Heading_20_2">
      <style:text-properties officeooo:paragraph-rsid="06a1547d"/>
    </style:style>
    <style:style style:name="P8" style:family="paragraph" style:parent-style-name="Heading_20_2">
      <style:text-properties officeooo:paragraph-rsid="06a276ec"/>
    </style:style>
    <style:style style:name="P9" style:family="paragraph" style:parent-style-name="Text_20_body">
      <style:paragraph-properties fo:line-height="100%"/>
      <style:text-properties officeooo:paragraph-rsid="04af6545"/>
    </style:style>
    <style:style style:name="P10" style:family="paragraph" style:parent-style-name="Text_20_body">
      <style:paragraph-properties fo:line-height="100%"/>
      <style:text-properties officeooo:paragraph-rsid="069b8824"/>
    </style:style>
    <style:style style:name="P11" style:family="paragraph" style:parent-style-name="Text_20_body">
      <style:paragraph-properties fo:line-height="100%"/>
      <style:text-properties officeooo:paragraph-rsid="06a276ec"/>
    </style:style>
    <style:style style:name="P12" style:family="paragraph" style:parent-style-name="Text_20_body">
      <style:paragraph-properties fo:line-height="100%"/>
      <style:text-properties officeooo:paragraph-rsid="06ad1494"/>
    </style:style>
    <style:style style:name="P13" style:family="paragraph" style:parent-style-name="Text_20_body">
      <style:paragraph-properties fo:line-height="100%"/>
      <style:text-properties officeooo:paragraph-rsid="06ae7c73"/>
    </style:style>
    <style:style style:name="P14" style:family="paragraph" style:parent-style-name="Text_20_body">
      <style:paragraph-properties fo:line-height="100%"/>
      <style:text-properties officeooo:paragraph-rsid="06b0cb90"/>
    </style:style>
    <style:style style:name="P15" style:family="paragraph" style:parent-style-name="Text_20_body">
      <style:paragraph-properties fo:line-height="100%"/>
      <style:text-properties officeooo:rsid="0696a3d1" officeooo:paragraph-rsid="0696a3d1"/>
    </style:style>
    <style:style style:name="P16" style:family="paragraph" style:parent-style-name="Text_20_body">
      <style:paragraph-properties fo:line-height="100%"/>
      <style:text-properties officeooo:rsid="069f2fb2" officeooo:paragraph-rsid="069f2fb2"/>
    </style:style>
    <style:style style:name="P17" style:family="paragraph" style:parent-style-name="Text_20_body">
      <style:paragraph-properties fo:line-height="100%"/>
      <style:text-properties officeooo:rsid="06a276ec" officeooo:paragraph-rsid="06a276ec"/>
    </style:style>
    <style:style style:name="P18" style:family="paragraph" style:parent-style-name="Text_20_body">
      <style:text-properties officeooo:paragraph-rsid="06a3b5fc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6a1547d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94787f" officeooo:paragraph-rsid="06a1547d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paragraph-rsid="0696a3d1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6a551b0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694787f" officeooo:paragraph-rsid="06a1547d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officeooo:paragraph-rsid="06975e86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officeooo:paragraph-rsid="0699e029"/>
    </style:style>
    <style:style style:name="P26" style:family="paragraph" style:parent-style-name="Text_20_body">
      <style:paragraph-properties fo:line-height="100%" fo:text-align="start" style:justify-single-word="false" style:writing-mode="lr-tb"/>
      <style:text-properties officeooo:rsid="06a276ec" officeooo:paragraph-rsid="06a276ec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6a3b5fc" officeooo:paragraph-rsid="06a551b0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7319f8"/>
    </style:style>
    <style:style style:name="T4" style:family="text">
      <style:text-properties fo:color="#000000"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5" style:family="text">
      <style:text-properties fo:color="#000000"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6" style:family="text">
      <style:text-properties fo:color="#000000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style:font-name="Monospace" fo:font-size="12pt" fo:font-style="normal" fo:font-weight="normal" officeooo:rsid="06a276e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style:font-name="Monospace" fo:font-size="12pt" fo:font-style="normal" fo:font-weight="normal" officeooo:rsid="06a368b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style:font-name="Monospace" fo:font-size="12pt" fo:font-style="normal" fo:font-weight="normal" officeooo:rsid="06b0cb9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style:font-name="Monospace" fo:font-size="12pt" fo:language="en" fo:country="US" fo:font-style="normal" fo:font-weight="normal" officeooo:rsid="069b882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fo:color="#000000"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style:font-name="Monospace" style:font-size-asian="10.5pt" style:font-name-complex="David CLM1" style:font-weight-complex="normal"/>
    </style:style>
    <style:style style:name="T14" style:family="text">
      <style:text-properties style:font-name="Monospace" officeooo:rsid="0694787f" style:font-size-asian="10.5pt" style:font-name-complex="David CLM1" style:font-weight-complex="normal"/>
    </style:style>
    <style:style style:name="T15" style:family="text">
      <style:text-properties style:font-name="Monospace" officeooo:rsid="0696a3d1" style:font-size-asian="10.5pt" style:font-name-complex="David CLM1" style:font-weight-complex="normal"/>
    </style:style>
    <style:style style:name="T16" style:family="text">
      <style:text-properties style:font-name="Monospace" officeooo:rsid="06975e86" style:font-size-asian="10.5pt" style:font-name-complex="David CLM1" style:font-weight-complex="normal"/>
    </style:style>
    <style:style style:name="T17" style:family="text">
      <style:text-properties style:font-name="Monospace" officeooo:rsid="0697a69f" style:font-size-asian="10.5pt" style:font-name-complex="David CLM1" style:font-weight-complex="normal"/>
    </style:style>
    <style:style style:name="T18" style:family="text">
      <style:text-properties style:font-name="Monospace" officeooo:rsid="0697c26e" style:font-size-asian="10.5pt" style:font-name-complex="David CLM1" style:font-weight-complex="normal"/>
    </style:style>
    <style:style style:name="T19" style:family="text">
      <style:text-properties style:font-name="Monospace" officeooo:rsid="069941ba" style:font-size-asian="10.5pt" style:font-name-complex="David CLM1" style:font-weight-complex="normal"/>
    </style:style>
    <style:style style:name="T20" style:family="text">
      <style:text-properties style:font-name="Monospace" officeooo:rsid="0699e029" style:font-size-asian="10.5pt" style:font-name-complex="David CLM1" style:font-weight-complex="normal"/>
    </style:style>
    <style:style style:name="T21" style:family="text">
      <style:text-properties style:font-name="Monospace" fo:font-weight="normal" style:font-size-asian="10.5pt" style:font-weight-asian="normal" style:font-name-complex="David CLM1" style:font-weight-complex="normal"/>
    </style:style>
    <style:style style:name="T22" style:family="text">
      <style:text-properties style:font-name="Monospace" fo:font-weight="normal" officeooo:rsid="06869a0a" style:font-size-asian="10.5pt" style:font-weight-asian="normal" style:font-name-complex="David CLM1" style:font-weight-complex="normal"/>
    </style:style>
    <style:style style:name="T23" style:family="text">
      <style:text-properties style:font-name="Monospace" fo:font-weight="normal" officeooo:rsid="0688b8cc" style:font-size-asian="10.5pt" style:font-weight-asian="normal" style:font-name-complex="David CLM1" style:font-weight-complex="normal"/>
    </style:style>
    <style:style style:name="T24" style:family="text">
      <style:text-properties style:font-name="Monospace" fo:font-weight="normal" officeooo:rsid="068c8d95" style:font-size-asian="10.5pt" style:font-weight-asian="normal" style:font-name-complex="David CLM1" style:font-weight-complex="normal"/>
    </style:style>
    <style:style style:name="T25" style:family="text">
      <style:text-properties style:font-name="Monospace" fo:font-weight="normal" officeooo:rsid="06a3b5fc" style:font-size-asian="10.5pt" style:font-weight-asian="normal" style:font-name-complex="David CLM1" style:font-weight-complex="normal"/>
    </style:style>
    <style:style style:name="T26" style:family="text">
      <style:text-properties style:font-name="Monospace" fo:font-weight="normal" officeooo:rsid="06a74a8a" style:font-size-asian="10.5pt" style:font-weight-asian="normal" style:font-name-complex="David CLM1" style:font-weight-complex="normal"/>
    </style:style>
    <style:style style:name="T27" style:family="text">
      <style:text-properties style:font-name="Monospace" fo:font-weight="normal" officeooo:rsid="06aa172a" style:font-size-asian="10.5pt" style:font-weight-asian="normal" style:font-name-complex="David CLM1" style:font-weight-complex="normal"/>
    </style:style>
    <style:style style:name="T28" style:family="text">
      <style:text-properties style:font-name="Monospace" fo:font-weight="normal" officeooo:rsid="06abbd76" style:font-size-asian="10.5pt" style:font-weight-asian="normal" style:font-name-complex="David CLM1" style:font-weight-complex="normal"/>
    </style:style>
    <style:style style:name="T29" style:family="text">
      <style:text-properties style:font-name="Monospace" fo:font-weight="normal" officeooo:rsid="06ad1494" style:font-size-asian="10.5pt" style:font-weight-asian="normal" style:font-name-complex="David CLM1" style:font-weight-complex="normal"/>
    </style:style>
    <style:style style:name="T30" style:family="text">
      <style:text-properties style:font-name="Monospace" fo:font-weight="normal" officeooo:rsid="06adaa80" style:font-size-asian="10.5pt" style:font-weight-asian="normal" style:font-name-complex="David CLM1" style:font-weight-complex="normal"/>
    </style:style>
    <style:style style:name="T31" style:family="text">
      <style:text-properties style:font-name="Monospace" fo:font-weight="normal" officeooo:rsid="06ae7c73" style:font-size-asian="10.5pt" style:font-weight-asian="normal" style:font-name-complex="David CLM1" style:font-weight-complex="normal"/>
    </style:style>
    <style:style style:name="T32" style:family="text">
      <style:text-properties style:font-name="Monospace" fo:font-weight="normal" officeooo:rsid="06b020fb" style:font-size-asian="10.5pt" style:font-weight-asian="normal" style:font-name-complex="David CLM1" style:font-weight-complex="normal"/>
    </style:style>
    <style:style style:name="T33" style:family="text">
      <style:text-properties style:font-name="Monospace" fo:font-weight="normal" officeooo:rsid="06b0cb90" style:font-size-asian="10.5pt" style:font-weight-asian="normal" style:font-name-complex="David CLM1" style:font-weight-complex="normal"/>
    </style:style>
    <style:style style:name="T34" style:family="text">
      <style:text-properties style:font-name="Monospace" fo:font-weight="normal" officeooo:rsid="06b125b5" style:font-size-asian="10.5pt" style:font-weight-asian="normal" style:font-name-complex="David CLM1" style:font-weight-complex="normal"/>
    </style:style>
    <style:style style:name="T35" style:family="text">
      <style:text-properties style:font-name="Monospace" fo:font-weight="normal" officeooo:rsid="06b16964" style:font-size-asian="10.5pt" style:font-weight-asian="normal" style:font-name-complex="David CLM1" style:font-weight-complex="normal"/>
    </style:style>
    <style:style style:name="T36" style:family="text">
      <style:text-properties style:font-name="Monospace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37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1" style:font-style-complex="normal" style:font-weight-complex="normal"/>
    </style:style>
    <style:style style:name="T38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1" style:font-style-complex="normal" style:font-weight-complex="normal"/>
    </style:style>
    <style:style style:name="T39" style:family="text">
      <style:text-properties style:font-name="Monospace" fo:font-style="normal" fo:font-weight="bold" officeooo:rsid="06a40bbf" style:font-size-asian="10.5pt" style:font-style-asian="normal" style:font-weight-asian="bold" style:font-name-complex="David CLM1" style:font-style-complex="normal" style:font-weight-complex="bold"/>
    </style:style>
    <style:style style:name="T40" style:family="text">
      <style:text-properties style:font-name="Monospace" fo:font-style="italic" fo:font-weight="normal" officeooo:rsid="06b0cb90" style:font-size-asian="10.5pt" style:font-style-asian="italic" style:font-weight-asian="normal" style:font-name-complex="David CLM1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683ee71" style:font-weight-asian="normal" style:font-weight-complex="normal"/>
    </style:style>
    <style:style style:name="T43" style:family="text">
      <style:text-properties fo:font-weight="normal" officeooo:rsid="0684e0d0" style:font-weight-asian="normal" style:font-weight-complex="normal"/>
    </style:style>
    <style:style style:name="T44" style:family="text">
      <style:text-properties fo:font-weight="normal" officeooo:rsid="06869a0a" style:font-weight-asian="normal" style:font-weight-complex="normal"/>
    </style:style>
    <style:style style:name="T45" style:family="text">
      <style:text-properties fo:font-weight="normal" officeooo:rsid="0691962d" style:font-weight-asian="normal" style:font-weight-complex="normal"/>
    </style:style>
    <style:style style:name="T46" style:family="text">
      <style:text-properties fo:font-weight="normal" officeooo:rsid="0682b543" style:font-weight-asian="normal" style:font-weight-complex="normal"/>
    </style:style>
    <style:style style:name="T47" style:family="text">
      <style:text-properties fo:font-weight="normal" officeooo:rsid="0682e647" style:font-weight-asian="normal" style:font-weight-complex="normal"/>
    </style:style>
    <style:style style:name="T48" style:family="text">
      <style:text-properties fo:font-weight="normal" officeooo:rsid="06a276ec" style:font-weight-asian="normal" style:font-weight-complex="normal"/>
    </style:style>
    <style:style style:name="T49" style:family="text">
      <style:text-properties fo:font-weight="normal" officeooo:rsid="06a3b5fc" style:font-weight-asian="normal" style:font-weight-complex="normal"/>
    </style:style>
    <style:style style:name="T50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2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54" style:family="text">
      <style:text-properties officeooo:rsid="04af6545"/>
    </style:style>
    <style:style style:name="T55" style:family="text">
      <style:text-properties style:text-position="sub 58%"/>
    </style:style>
    <style:style style:name="T56" style:family="text">
      <style:text-properties style:text-position="sub 58%" officeooo:rsid="0694787f"/>
    </style:style>
    <style:style style:name="T57" style:family="text">
      <style:text-properties style:text-position="sub 58%" style:font-name="Monospace" style:font-size-asian="10.5pt" style:font-name-complex="David CLM1" style:font-weight-complex="normal"/>
    </style:style>
    <style:style style:name="T58" style:family="text">
      <style:text-properties style:text-position="sub 58%" style:font-name="Monospace" fo:font-weight="normal" style:font-size-asian="10.5pt" style:font-weight-asian="normal" style:font-name-complex="David CLM1" style:font-weight-complex="normal"/>
    </style:style>
    <style:style style:name="T59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60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1" style:font-style-complex="normal" style:font-weight-complex="normal"/>
    </style:style>
    <style:style style:name="T61" style:family="text">
      <style:text-properties style:text-position="0% 100%"/>
    </style:style>
    <style:style style:name="T62" style:family="text">
      <style:text-properties style:text-position="0% 100%" officeooo:rsid="0694787f"/>
    </style:style>
    <style:style style:name="T63" style:family="text">
      <style:text-properties style:text-position="0% 100%" style:font-name="Monospace" style:font-size-asian="10.5pt" style:font-name-complex="David CLM1" style:font-weight-complex="normal"/>
    </style:style>
    <style:style style:name="T64" style:family="text">
      <style:text-properties style:text-position="0% 100%" style:font-name="Monospace" officeooo:rsid="0694787f" style:font-size-asian="10.5pt" style:font-name-complex="David CLM1" style:font-weight-complex="normal"/>
    </style:style>
    <style:style style:name="T65" style:family="text">
      <style:text-properties style:text-position="0% 100%" style:font-name="Monospace" officeooo:rsid="0694fe6c" style:font-size-asian="10.5pt" style:font-name-complex="David CLM1" style:font-weight-complex="normal"/>
    </style:style>
    <style:style style:name="T66" style:family="text">
      <style:text-properties style:text-position="0% 100%" style:font-name="Monospace" officeooo:rsid="06a9c81c" style:font-size-asian="10.5pt" style:font-name-complex="David CLM1" style:font-weight-complex="normal"/>
    </style:style>
    <style:style style:name="T67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1" style:font-style-complex="normal" style:font-weight-complex="normal"/>
    </style:style>
    <style:style style:name="T68" style:family="text">
      <style:text-properties officeooo:rsid="06b169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מטלה</text:span> –<text:span text:style-name="T2"> תקציב השתתפותי</text:span></text:h>
      <text:p text:style-name="P9"><text:span text:style-name="T54">יש לענות על שאלה אחת לבחירתכם. </text:span><text:span text:style-name="T3">שאלות המסומנות בכוכבית * מזכות בניקוד כפול.</text:span></text:p>
      <text:p text:style-name="P5"><text:span text:style-name="T41">* שאלה </text:span><text:span text:style-name="T11">1</text:span><text:span text:style-name="T10">:</text:span><text:span text:style-name="T41"> </text:span><text:span text:style-name="T8">תקציב </text:span><text:span text:style-name="T9">אוטיליטרי</text:span><text:span text:style-name="T46"> עם </text:span><text:span text:style-name="T47">פונקציית-</text:span><text:span text:style-name="T46">תועלת מינימום</text:span></text:p>
      <text:p text:style-name="P18"><text:span text:style-name="T42">בהרצאה הנחנו</text:span><text:span text:style-name="T45">,</text:span><text:span text:style-name="T42"> שהתועלת של כל תורם שווה ל</text:span><text:span text:style-name="T50">סכום </text:span><text:span text:style-name="T42">התרומות </text:span><text:span text:style-name="T49">לנושאים </text:span><text:span text:style-name="T43">שהוא תומך </text:span><text:span text:style-name="T23">בהם:</text:span></text:p>
      <text:p text:style-name="P27"><text:span text:style-name="T23">u</text:span><text:span text:style-name="T58">i</text:span><text:span text:style-name="T21">(d) = Sum[j=1,…,m;</text:span><text:span text:style-name="T36"> u</text:span><text:span text:style-name="T59">i,j</text:span><text:span text:style-name="T67">&gt;0</text:span><text:span text:style-name="T21">] d</text:span><text:span text:style-name="T58">j</text:span></text:p>
      <text:p text:style-name="P18"><text:span text:style-name="T44">לדוגמה, אם עמי תומך </text:span><text:span text:style-name="T25">בנושאים</text:span><text:span text:style-name="T23"> </text:span><text:span text:style-name="T44">א, ב, </text:span><text:span text:style-name="T49">נושא א מקבל </text:span><text:span text:style-name="T44">4000 </text:span><text:span text:style-name="T49">ו-</text:span><text:span text:style-name="T44">ב 2000, אז התועלת של עמי היא </text:span><text:span text:style-name="T22">6000</text:span><text:span text:style-name="T44">. </text:span></text:p>
      <text:p text:style-name="P18"><text:span text:style-name="T43">בשאלה זו, נניח שהתועלת של כל תורם שווה </text:span><text:span text:style-name="T51">לתרומה הקטנה ביותר </text:span><text:span text:style-name="T52">ל</text:span><text:span text:style-name="T53">נושא כלשהו </text:span><text:span text:style-name="T52">שהוא תומך בו</text:span><text:span text:style-name="T53">:</text:span></text:p>
      <text:p text:style-name="P22"><text:span text:style-name="T37">u</text:span><text:span text:style-name="T60">i</text:span><text:span text:style-name="T38">(d) = </text:span><text:span text:style-name="T39">Min</text:span><text:span text:style-name="T38">[j=1,…,m; u</text:span><text:span text:style-name="T60">i,j</text:span><text:span text:style-name="T67">&gt;0</text:span><text:span text:style-name="T38">] d</text:span><text:span text:style-name="T60">j</text:span></text:p>
      <text:p text:style-name="P18"><text:span text:style-name="T44">בדוגמה למעלה, התועלת של עמי היא 2000.</text:span></text:p>
      <text:p text:style-name="P14"><text:span text:style-name="T27">א. </text:span><text:span text:style-name="T33">הראו דוגמה שבה האלגוריתם שלמדנו בהרצאה, הנותן את כל התקציב לנושא עם הכי הרבה תומכים, </text:span><text:span text:style-name="T40">אינו </text:span><text:span text:style-name="T33">מחזיר </text:span><text:span text:style-name="T26">תקציב </text:span><text:span text:style-name="T33">אוטיליטרי.</text:span></text:p>
      <text:p text:style-name="P14"><text:span text:style-name="T33">ב. </text:span><text:span text:style-name="T24">כ</text:span><text:span text:style-name="T26">תבו אלגוריתם </text:span><text:span text:style-name="T27">יעיל </text:span><text:span text:style-name="T32">לחישוב</text:span><text:span text:style-name="T26"> תקציב </text:span><text:span text:style-name="T27">אוטיליטרי.</text:span></text:p>
      <text:p text:style-name="P12"><text:span text:style-name="T35">ג</text:span><text:span text:style-name="T27">. האם </text:span><text:span text:style-name="T28">האלגוריתם שכתבתם</text:span><text:span text:style-name="T31"> בסעיף הקודם</text:span><text:span text:style-name="T28"> </text:span><text:span text:style-name="T27">הוא מגלה-אמת? </text:span><text:span text:style-name="T34">הוכיחו או הראו דוגמה נגדית.</text:span></text:p>
      <text:p text:style-name="P10"><text:span text:style-name="T24"/></text:p>
      <text:p text:style-name="P7"><text:span text:style-name="T41">שאלה </text:span><text:span text:style-name="T12">2</text:span><text:span text:style-name="T10">:</text:span><text:span text:style-name="T41"> </text:span><text:span text:style-name="T4">זכויות לפי גובה המס</text:span></text:p>
      <text:p text:style-name="P19">נניח שאזרח i משלם מס בגובה <text:span text:style-name="T14">C</text:span><text:span text:style-name="T55">i</text:span><text:span text:style-name="T61"> </text:span><text:span text:style-name="T62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הגינות ליחידים" תהיה: "התועלת של אזרח i היא לפחות C</text:span><text:span text:style-name="T56">i</text:span><text:span text:style-name="T62">".</text:span></text:p>
      <text:p text:style-name="P19"><text:span text:style-name="T62">א. </text:span><text:span text:style-name="T64">כתבו </text:span><text:span text:style-name="T62">הגדרה מוכללת </text:span><text:span text:style-name="T64">של תקציב הוגן לקבוצות, ושל תקציב פריק.</text:span></text:p>
      <text:p text:style-name="P20"><text:span text:style-name="T63">ב. הוכיחו, שכל תקציב פריק הוא הוגן לקבוצות – בהתאם להגדרות של סעיף א.</text:span></text:p>
      <text:p text:style-name="P19"><text:span text:style-name="T64">* ג. נגדיר "תקציב נאש מוכלל" כתקציב d הממקסם את הסכום:</text:span></text:p>
      <text:p text:style-name="P23"><text:span text:style-name="T63">Sum[i=1,…,n] C</text:span><text:span text:style-name="T57">i</text:span><text:span text:style-name="T63"> * log(u</text:span><text:span text:style-name="T57">i</text:span><text:span text:style-name="T63">(d))</text:span></text:p>
      <text:p text:style-name="P19"><text:span text:style-name="T64">(מכפילים </text:span><text:span text:style-name="T66">את ה</text:span><text:span text:style-name="T64">לוג </text:span><text:span text:style-name="T66">של אזרח i </text:span><text:span text:style-name="T64">בגובה המס ששילם אזרח i).</text:span></text:p>
      <text:p text:style-name="P20"><text:span text:style-name="T63">הוכיחו שתקציב נאש מוכלל הוא פריק </text:span><text:span text:style-name="T65">(לפי ההגדרה של סעיף א)</text:span><text:span text:style-name="T63">.</text:span></text:p>
      <text:p text:style-name="P20"><text:span text:style-name="T63"/></text:p>
      <text:p text:style-name="P4"><text:span text:style-name="T41">שאלה </text:span><text:span text:style-name="T5">3</text:span><text:span text:style-name="T10">:</text:span><text:span text:style-name="T41"> </text:span><text:span text:style-name="T5">תיכנות – תקציב נאש</text:span></text:p>
      <text:p text:style-name="P15"><text:span text:style-name="T13">כתבו פונקציה כללית בפייתון, המוצאת תקציב-נאש ומחשבת את הפירוק שלו. כותרת הפונקציה:</text:span></text:p>
      <text:p text:style-name="P24"><text:span text:style-name="T15">def Nash_budget(</text:span></text:p>
      <text:p text:style-name="P24"><text:span text:style-name="T15"><text:tab/></text:span><text:span text:style-name="T16">total: float, </text:span><text:span text:style-name="T15">subjects: List[str],</text:span></text:p>
      <text:p text:style-name="P24"><text:soft-page-break/><text:span text:style-name="T15"><text:tab/>preferences:List[List[str])</text:span></text:p>
      <text:p text:style-name="P21"><text:span text:style-name="T15">הקלט הוא </text:span><text:span text:style-name="T17">התקציב הכולל, </text:span><text:span text:style-name="T18">רשימת הנושאים</text:span><text:span text:style-name="T15">, <text:s/>וכן רשימת ההעדפות של השחקנים: לכל שחקן i יש רשימה של נושאים שהוא תומך בהם (תת-קבוצה של הרשימה הראשית). </text:span><text:span text:style-name="T16">הפונקציה כותבת </text:span><text:span text:style-name="T19">את הסכום המועבר לכל נושא, ואת הפירוק של התקציב לפי השחקנים. </text:span><text:span text:style-name="T20">לדוגמה:</text:span></text:p>
      <text:p text:style-name="P25"><text:span text:style-name="T20">Citizen 0 gives 85 to Security and 15 to Education.</text:span></text:p>
      <text:p text:style-name="P15"><text:span text:style-name="T13"/></text:p>
      <text:p text:style-name="P6"><text:span text:style-name="T41">שאלה </text:span><text:span text:style-name="T6">4</text:span><text:span text:style-name="T10">:</text:span><text:span text:style-name="T41"> </text:span><text:span text:style-name="T5">תיכנות – תקציב </text:span><text:span text:style-name="T6">אוטיליטרי על תנאי</text:span></text:p>
      <text:p text:style-name="P16"><text:span text:style-name="T13">כמו שאלה 3, רק עם האלגוריתם האוטיליטרי-על-תנאי.</text:span></text:p>
      <text:p text:style-name="P16"><text:span text:style-name="T13"/></text:p>
      <text:p text:style-name="P8"><text:span text:style-name="T41">שאלה </text:span><text:span text:style-name="T7">5</text:span><text:span text:style-name="T10">:</text:span><text:span text:style-name="T41"> </text:span><text:span text:style-name="T48">תקציב אגליטרי</text:span></text:p>
      <text:p text:style-name="P17"><text:span text:style-name="T13">הגדרה: תקציב אגליטרי הוא תקציב הממקסם את הערך הנמוך ביותר. כלומר, הוא פותר את הבעיה הבאה:</text:span></text:p>
      <text:p text:style-name="P26"><text:span text:style-name="T13">max[d] min[i] ui(d)</text:span></text:p>
      <text:p text:style-name="P17"><text:span text:style-name="T13">לכל אחת מהתכונות למטה, הוכיחו שכל תקציב אגליטרי מקיים את התכונה הזאת, או הביאו דוגמה נגדית.</text:span></text:p>
      <text:p text:style-name="P17"><text:span text:style-name="T13">א. הוגן ליחידים.</text:span></text:p>
      <text:p text:style-name="P17"><text:span text:style-name="T13">ב. הוגן לקבוצות.</text:span></text:p>
      <text:p text:style-name="P17"><text:span text:style-name="T13">ג. יעיל פארטו.</text:span></text:p>
      <text:p text:style-name="P17"><text:span text:style-name="T13">* ד. מגלה-אמת.</text:span></text:p>
      <text:p text:style-name="P11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15T14:56:08.570508998</dc:date>
    <meta:editing-duration>P12DT1H1M23S</meta:editing-duration>
    <meta:editing-cycles>1543</meta:editing-cycles>
    <dc:creator>Erel Segal-Halevi</dc:creator>
    <meta:document-statistic meta:table-count="0" meta:image-count="0" meta:object-count="0" meta:page-count="2" meta:paragraph-count="39" meta:word-count="384" meta:character-count="2169" meta:non-whitespace-character-count="1816"/>
  </office:meta>
</office:document-meta>
</file>